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main }}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Главный — 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, и он должен породить еще два документа, когда его подпишут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0T22:11:47</dc:date>
    <dc:creator>viator </dc:creator>
    <meta:editing-duration>PT00H14M42S</meta:editing-duration>
    <meta:editing-cycles>4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53" meta:character-count="330"/>
  </office:meta>
</office:document-meta>
</file>